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4.8cm" svg:height="2cm" svg:x="0cm" svg:y="0cm">
            <text:p/>
          </draw:rect>
          <draw:rect draw:style-name="gr2" draw:layer="layout" svg:width="0.48cm" svg:height="0.08cm" svg:x="0.56cm" svg:y="0.08cm">
            <text:p/>
          </draw:rect>
          <draw:rect draw:style-name="gr3" draw:layer="layout" svg:width="1.28cm" svg:height="0.08cm" svg:x="0.4cm" svg:y="0.28cm">
            <text:p/>
          </draw:rect>
          <draw:circle draw:style-name="gr4" draw:layer="layout" svg:width="0.024cm" svg:height="0.024cm" svg:x="1.348cm" svg:y="0.084cm">
            <text:p/>
          </draw:circle>
          <draw:circle draw:style-name="gr5" draw:layer="layout" svg:width="0.024cm" svg:height="0.024cm" svg:x="1.508cm" svg:y="0.084cm">
            <text:p/>
          </draw:circle>
          <draw:rect draw:style-name="gr6" draw:layer="layout" svg:width="0.24cm" svg:height="0.96cm" svg:x="2.6cm" svg:y="0.56cm">
            <text:p/>
          </draw:rect>
          <draw:rect draw:style-name="gr7" draw:layer="layout" svg:width="0.16cm" svg:height="0.816cm" svg:x="2.64cm" svg:y="0.616cm">
            <text:p/>
          </draw:rect>
          <draw:rect draw:style-name="gr7" draw:layer="layout" svg:width="0.16cm" svg:height="0.08cm" svg:x="2.64cm" svg:y="1.418cm">
            <text:p/>
          </draw:rect>
          <draw:circle draw:style-name="gr8" draw:layer="layout" svg:width="0.021cm" svg:height="0.021cm" svg:x="2.606cm" svg:y="0.566cm">
            <text:p/>
          </draw:circle>
          <draw:circle draw:style-name="gr4" draw:layer="layout" svg:width="0.021cm" svg:height="0.021cm" svg:x="2.806cm" svg:y="0.566cm">
            <text:p/>
          </draw:circle>
          <draw:rect draw:style-name="gr6" draw:layer="layout" svg:width="0.24cm" svg:height="0.96cm" svg:x="2.9cm" svg:y="0.56cm">
            <text:p/>
          </draw:rect>
          <draw:rect draw:style-name="gr7" draw:layer="layout" svg:width="0.16cm" svg:height="0.816cm" svg:x="2.94cm" svg:y="0.616cm">
            <text:p/>
          </draw:rect>
          <draw:rect draw:style-name="gr7" draw:layer="layout" svg:width="0.16cm" svg:height="0.08cm" svg:x="2.94cm" svg:y="1.418cm">
            <text:p/>
          </draw:rect>
          <draw:circle draw:style-name="gr8" draw:layer="layout" svg:width="0.021cm" svg:height="0.021cm" svg:x="2.906cm" svg:y="0.566cm">
            <text:p/>
          </draw:circle>
          <draw:circle draw:style-name="gr4" draw:layer="layout" svg:width="0.021cm" svg:height="0.021cm" svg:x="3.09cm" svg:y="0.566cm">
            <text:p/>
          </draw:circle>
          <draw:rect draw:style-name="gr6" draw:layer="layout" svg:width="0.24cm" svg:height="0.96cm" svg:x="3.2cm" svg:y="0.56cm">
            <text:p/>
          </draw:rect>
          <draw:rect draw:style-name="gr7" draw:layer="layout" svg:width="0.16cm" svg:height="0.816cm" svg:x="3.24cm" svg:y="0.616cm">
            <text:p/>
          </draw:rect>
          <draw:rect draw:style-name="gr7" draw:layer="layout" svg:width="0.16cm" svg:height="0.08cm" svg:x="3.24cm" svg:y="1.418cm">
            <text:p/>
          </draw:rect>
          <draw:circle draw:style-name="gr8" draw:layer="layout" svg:width="0.021cm" svg:height="0.021cm" svg:x="3.206cm" svg:y="0.566cm">
            <text:p/>
          </draw:circle>
          <draw:circle draw:style-name="gr4" draw:layer="layout" svg:width="0.021cm" svg:height="0.021cm" svg:x="3.406cm" svg:y="0.566cm">
            <text:p/>
          </draw:circle>
          <draw:rect draw:style-name="gr6" draw:layer="layout" svg:width="0.24cm" svg:height="0.96cm" svg:x="3.5cm" svg:y="0.56cm">
            <text:p/>
          </draw:rect>
          <draw:rect draw:style-name="gr7" draw:layer="layout" svg:width="0.16cm" svg:height="0.816cm" svg:x="3.54cm" svg:y="0.616cm">
            <text:p/>
          </draw:rect>
          <draw:rect draw:style-name="gr7" draw:layer="layout" svg:width="0.16cm" svg:height="0.08cm" svg:x="3.54cm" svg:y="1.418cm">
            <text:p/>
          </draw:rect>
          <draw:circle draw:style-name="gr8" draw:layer="layout" svg:width="0.021cm" svg:height="0.021cm" svg:x="3.506cm" svg:y="0.566cm">
            <text:p/>
          </draw:circle>
          <draw:circle draw:style-name="gr4" draw:layer="layout" svg:width="0.021cm" svg:height="0.021cm" svg:x="3.706cm" svg:y="0.566cm">
            <text:p/>
          </draw:circle>
          <draw:rect draw:style-name="gr6" draw:layer="layout" svg:width="0.24cm" svg:height="0.96cm" svg:x="3.8cm" svg:y="0.56cm">
            <text:p/>
          </draw:rect>
          <draw:rect draw:style-name="gr7" draw:layer="layout" svg:width="0.16cm" svg:height="0.816cm" svg:x="3.84cm" svg:y="0.616cm">
            <text:p/>
          </draw:rect>
          <draw:rect draw:style-name="gr7" draw:layer="layout" svg:width="0.16cm" svg:height="0.08cm" svg:x="3.84cm" svg:y="1.418cm">
            <text:p/>
          </draw:rect>
          <draw:circle draw:style-name="gr8" draw:layer="layout" svg:width="0.021cm" svg:height="0.021cm" svg:x="3.806cm" svg:y="0.566cm">
            <text:p/>
          </draw:circle>
          <draw:circle draw:style-name="gr4" draw:layer="layout" svg:width="0.021cm" svg:height="0.021cm" svg:x="4.006cm" svg:y="0.566cm">
            <text:p/>
          </draw:circle>
          <draw:rect draw:style-name="gr6" draw:layer="layout" svg:width="0.24cm" svg:height="0.96cm" svg:x="4.1cm" svg:y="0.56cm">
            <text:p/>
          </draw:rect>
          <draw:rect draw:style-name="gr7" draw:layer="layout" svg:width="0.16cm" svg:height="0.816cm" svg:x="4.14cm" svg:y="0.616cm">
            <text:p/>
          </draw:rect>
          <draw:rect draw:style-name="gr7" draw:layer="layout" svg:width="0.16cm" svg:height="0.08cm" svg:x="4.14cm" svg:y="1.418cm">
            <text:p/>
          </draw:rect>
          <draw:circle draw:style-name="gr8" draw:layer="layout" svg:width="0.021cm" svg:height="0.021cm" svg:x="4.106cm" svg:y="0.566cm">
            <text:p/>
          </draw:circle>
          <draw:circle draw:style-name="gr4" draw:layer="layout" svg:width="0.021cm" svg:height="0.021cm" svg:x="4.306cm" svg:y="0.566cm">
            <text:p/>
          </draw:circle>
          <draw:line draw:style-name="gr9" draw:layer="layout" svg:x1="0.08cm" svg:y1="0cm" svg:x2="0.08cm" svg:y2="2cm">
            <text:p/>
          </draw:line>
          <draw:line draw:style-name="gr9" draw:layer="layout" svg:x1="4.72cm" svg:y1="0cm" svg:x2="4.72cm" svg:y2="2cm">
            <text:p/>
          </draw:line>
          <draw:rect draw:style-name="gr10" draw:layer="layout" svg:width="0.04cm" svg:height="0.4cm" svg:x="0.02cm" svg:y="0.76cm">
            <text:p/>
          </draw:rect>
          <draw:rect draw:style-name="gr10" draw:layer="layout" svg:width="0.04cm" svg:height="0.4cm" svg:x="4.74cm" svg:y="0.76cm">
            <text:p/>
          </draw:rect>
          <draw:circle draw:style-name="gr10" draw:layer="layout" svg:width="0.032cm" svg:height="0.032cm" svg:x="0.024cm" svg:y="0.184cm">
            <text:p/>
          </draw:circle>
          <draw:circle draw:style-name="gr10" draw:layer="layout" svg:width="0.032cm" svg:height="0.032cm" svg:x="0.024cm" svg:y="0.584cm">
            <text:p/>
          </draw:circle>
          <draw:circle draw:style-name="gr10" draw:layer="layout" svg:width="0.032cm" svg:height="0.032cm" svg:x="4.744cm" svg:y="0.184cm">
            <text:p/>
          </draw:circle>
          <draw:circle draw:style-name="gr10" draw:layer="layout" svg:width="0.032cm" svg:height="0.032cm" svg:x="4.744cm" svg:y="0.584cm">
            <text:p/>
          </draw:circle>
          <draw:circle draw:style-name="gr10" draw:layer="layout" svg:width="0.032cm" svg:height="0.032cm" svg:x="0.024cm" svg:y="1.784cm">
            <text:p/>
          </draw:circle>
          <draw:circle draw:style-name="gr10" draw:layer="layout" svg:width="0.032cm" svg:height="0.032cm" svg:x="4.744cm" svg:y="1.784cm">
            <text:p/>
          </draw:circle>
          <draw:line draw:style-name="gr9" draw:layer="layout" svg:x1="0.4cm" svg:y1="0.64cm" svg:x2="0.4cm" svg:y2="1.44cm">
            <text:p/>
          </draw:line>
          <draw:line draw:style-name="gr9" draw:layer="layout" svg:x1="0.56cm" svg:y1="0.64cm" svg:x2="0.56cm" svg:y2="1.44cm">
            <text:p/>
          </draw:line>
          <draw:line draw:style-name="gr9" draw:layer="layout" svg:x1="0.72cm" svg:y1="0.64cm" svg:x2="0.72cm" svg:y2="1.44cm">
            <text:p/>
          </draw:line>
          <draw:line draw:style-name="gr9" draw:layer="layout" svg:x1="0.88cm" svg:y1="0.64cm" svg:x2="0.88cm" svg:y2="1.44cm">
            <text:p/>
          </draw:line>
          <draw:line draw:style-name="gr9" draw:layer="layout" svg:x1="1.04cm" svg:y1="0.64cm" svg:x2="1.04cm" svg:y2="1.44cm">
            <text:p/>
          </draw:line>
          <draw:line draw:style-name="gr9" draw:layer="layout" svg:x1="1.44cm" svg:y1="0.64cm" svg:x2="1.44cm" svg:y2="1.44cm">
            <text:p/>
          </draw:line>
          <draw:line draw:style-name="gr9" draw:layer="layout" svg:x1="1.6cm" svg:y1="0.64cm" svg:x2="1.6cm" svg:y2="1.44cm">
            <text:p/>
          </draw:line>
          <draw:line draw:style-name="gr9" draw:layer="layout" svg:x1="1.76cm" svg:y1="0.64cm" svg:x2="1.76cm" svg:y2="1.44cm">
            <text:p/>
          </draw:line>
          <draw:line draw:style-name="gr9" draw:layer="layout" svg:x1="1.92cm" svg:y1="0.64cm" svg:x2="1.92cm" svg:y2="1.44cm">
            <text:p/>
          </draw:line>
          <draw:line draw:style-name="gr9" draw:layer="layout" svg:x1="2.08cm" svg:y1="0.64cm" svg:x2="2.08cm" svg:y2="1.44cm">
            <text:p/>
          </draw:line>
          <draw:line draw:style-name="gr11" draw:layer="layout" svg:x1="2.24cm" svg:y1="0.16cm" svg:x2="4.64cm" svg:y2="0.16cm">
            <text:p/>
          </draw:line>
          <draw:line draw:style-name="gr11" draw:layer="layout" svg:x1="2.24cm" svg:y1="0.24cm" svg:x2="4.64cm" svg:y2="0.24cm">
            <text:p/>
          </draw:line>
          <draw:line draw:style-name="gr11" draw:layer="layout" svg:x1="2.24cm" svg:y1="0.32cm" svg:x2="4.64cm" svg:y2="0.32cm">
            <text:p/>
          </draw:line>
          <draw:line draw:style-name="gr11" draw:layer="layout" svg:x1="0.16cm" svg:y1="1.68cm" svg:x2="4.64cm" svg:y2="1.68cm">
            <text:p/>
          </draw:line>
          <draw:line draw:style-name="gr11" draw:layer="layout" svg:x1="0.16cm" svg:y1="1.76cm" svg:x2="4.64cm" svg:y2="1.76cm">
            <text:p/>
          </draw:line>
          <draw:line draw:style-name="gr11" draw:layer="layout" svg:x1="0.16cm" svg:y1="1.84cm" svg:x2="4.64cm" svg:y2="1.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5U</dc:title>
    <meta:creation-date>2011-02-07T16:57:56</meta:creation-date>
    <meta:editing-duration>P0D</meta:editing-duration>
    <meta:editing-cycles>1</meta:editing-cycles>
    <meta:document-statistic meta:object-count="62"/>
    <meta:generator>OpenOffice.org/3.3$Linux OpenOffice.org_project/330m20$Build-9567</meta:generator>
  </office:meta>
</office:document-meta>
</file>